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a163" officeooo:paragraph-rsid="0008a163"/>
    </style:style>
    <style:style style:name="P2" style:family="paragraph" style:parent-style-name="Standard">
      <style:text-properties officeooo:rsid="000cf650" officeooo:paragraph-rsid="000cf650"/>
    </style:style>
    <style:style style:name="P3" style:family="paragraph" style:parent-style-name="Standard">
      <style:text-properties officeooo:rsid="000cf650" officeooo:paragraph-rsid="000eba31"/>
    </style:style>
    <style:style style:name="P4" style:family="paragraph" style:parent-style-name="Standard">
      <style:text-properties style:text-position="0% 100%" officeooo:rsid="000cf650" officeooo:paragraph-rsid="000eba31"/>
    </style:style>
    <style:style style:name="P5" style:family="paragraph" style:parent-style-name="Standard">
      <style:text-properties officeooo:rsid="000fccbe" officeooo:paragraph-rsid="000fccbe"/>
    </style:style>
    <style:style style:name="P6" style:family="paragraph" style:parent-style-name="Standard">
      <style:text-properties fo:color="#ff3333" officeooo:rsid="000fccbe" officeooo:paragraph-rsid="000fccbe"/>
    </style:style>
    <style:style style:name="P7" style:family="paragraph" style:parent-style-name="Standard">
      <style:text-properties officeooo:rsid="00122c6d" officeooo:paragraph-rsid="00122c6d"/>
    </style:style>
    <style:style style:name="P8" style:family="paragraph" style:parent-style-name="Standard">
      <style:text-properties officeooo:rsid="00122c6d" officeooo:paragraph-rsid="0013c1df"/>
    </style:style>
    <style:style style:name="P9" style:family="paragraph" style:parent-style-name="Standard">
      <style:text-properties officeooo:rsid="00122c6d" officeooo:paragraph-rsid="0016a213"/>
    </style:style>
    <style:style style:name="P10" style:family="paragraph" style:parent-style-name="Standard">
      <style:text-properties officeooo:rsid="00122c6d" officeooo:paragraph-rsid="0018a9f5"/>
    </style:style>
    <style:style style:name="P11" style:family="paragraph" style:parent-style-name="Standard">
      <style:text-properties officeooo:rsid="00122c6d" officeooo:paragraph-rsid="001ad039"/>
    </style:style>
    <style:style style:name="P12" style:family="paragraph" style:parent-style-name="Standard">
      <style:text-properties officeooo:rsid="00122c6d" officeooo:paragraph-rsid="001c2d03"/>
    </style:style>
    <style:style style:name="P13" style:family="paragraph" style:parent-style-name="Standard">
      <style:text-properties officeooo:rsid="0015a51d" officeooo:paragraph-rsid="00122c6d"/>
    </style:style>
    <style:style style:name="P14" style:family="paragraph" style:parent-style-name="Standard">
      <style:text-properties officeooo:rsid="0015a51d" officeooo:paragraph-rsid="0015a51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5a51d" officeooo:paragraph-rsid="0015a51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22c6d" officeooo:paragraph-rsid="00122c6d" style:font-weight-asian="bold" style:font-weight-complex="bold"/>
    </style:style>
    <style:style style:name="P17" style:family="paragraph" style:parent-style-name="Standard">
      <style:text-properties officeooo:rsid="0029bb5c" officeooo:paragraph-rsid="0016a213"/>
    </style:style>
    <style:style style:name="P18" style:family="paragraph" style:parent-style-name="Standard">
      <style:text-properties officeooo:rsid="0029bb5c" officeooo:paragraph-rsid="001ad039"/>
    </style:style>
    <style:style style:name="T1" style:family="text">
      <style:text-properties fo:color="#000000" style:font-name="Liberation Serif1" fo:language="pt" fo:country="PT" fo:font-weight="normal" style:font-weight-asian="normal" style:font-weight-complex="normal"/>
    </style:style>
    <style:style style:name="T2" style:family="text">
      <style:text-properties fo:color="#000000" style:font-name="Liberation Serif1" fo:language="pt" fo:country="PT" fo:font-weight="normal" officeooo:rsid="000eba31" style:font-weight-asian="normal" style:font-weight-complex="normal"/>
    </style:style>
    <style:style style:name="T3" style:family="text">
      <style:text-properties fo:color="#000000" style:font-name="Liberation Serif1" fo:language="pt" fo:country="PT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fo:color="#000000" style:font-name="Liberation Serif1" fo:language="pt" fo:country="PT" fo:font-weight="normal" officeooo:rsid="000eba31" style:font-name-asian="Liberation Serif1" style:font-weight-asian="normal" style:font-name-complex="Liberation Serif1" style:font-weight-complex="normal"/>
    </style:style>
    <style:style style:name="T5" style:family="text">
      <style:text-properties fo:color="#000000" style:text-position="super 58%" style:font-name="Liberation Serif1" fo:language="pt" fo:country="PT" fo:font-weight="normal" style:font-weight-asian="normal" style:font-weight-complex="normal"/>
    </style:style>
    <style:style style:name="T6" style:family="text">
      <style:text-properties fo:color="#000000" style:text-position="super 58%" style:font-name="Liberation Serif1" fo:language="pt" fo:country="PT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fo:color="#000000" style:font-name="Liberation Serif1" fo:language="pt" fo:country="PT" fo:font-weight="normal" officeooo:rsid="000e2f5e" style:font-name-asian="Liberation Serif1" style:font-weight-asian="normal" style:font-name-complex="Liberation Serif1" style:font-weight-complex="normal"/>
    </style:style>
    <style:style style:name="T8" style:family="text">
      <style:text-properties fo:color="#000000" style:text-position="0% 100%" style:font-name="Liberation Serif1" fo:language="pt" fo:country="PT" fo:font-weight="normal" officeooo:rsid="001938ed" style:font-name-asian="Liberation Serif1" style:font-weight-asian="normal" style:font-name-complex="Liberation Serif1" style:font-weight-complex="normal"/>
    </style:style>
    <style:style style:name="T9" style:family="text">
      <style:text-properties officeooo:rsid="000e2f5e"/>
    </style:style>
    <style:style style:name="T10" style:family="text">
      <style:text-properties style:font-name="Liberation Serif1" fo:language="pt" fo:country="PT"/>
    </style:style>
    <style:style style:name="T11" style:family="text">
      <style:text-properties style:font-name="Liberation Serif1" fo:language="pt" fo:country="PT" officeooo:rsid="0013c1df"/>
    </style:style>
    <style:style style:name="T12" style:family="text">
      <style:text-properties style:font-name="Liberation Serif1" fo:language="pt" fo:country="PT" officeooo:rsid="0015a51d"/>
    </style:style>
    <style:style style:name="T13" style:family="text">
      <style:text-properties style:font-name="Liberation Serif1" fo:language="pt" fo:country="PT" officeooo:rsid="0016a213"/>
    </style:style>
    <style:style style:name="T14" style:family="text">
      <style:text-properties style:font-name="Liberation Serif1" fo:language="pt" fo:country="PT" officeooo:rsid="0018a9f5"/>
    </style:style>
    <style:style style:name="T15" style:family="text">
      <style:text-properties style:font-name="Liberation Serif1" fo:language="pt" fo:country="PT" officeooo:rsid="001938ed"/>
    </style:style>
    <style:style style:name="T16" style:family="text">
      <style:text-properties style:font-name="Liberation Serif1" fo:language="pt" fo:country="PT" officeooo:rsid="001ad039"/>
    </style:style>
    <style:style style:name="T17" style:family="text">
      <style:text-properties style:text-position="0% 100%" style:font-name="Liberation Serif1" fo:language="pt" fo:country="PT" officeooo:rsid="001ad039"/>
    </style:style>
    <style:style style:name="T18" style:family="text">
      <style:text-properties style:text-position="0% 100%" style:font-name="Liberation Serif1" fo:language="pt" fo:country="PT" officeooo:rsid="001938ed"/>
    </style:style>
    <style:style style:name="T19" style:family="text">
      <style:text-properties style:text-position="0% 100%" style:font-name="Liberation Serif1" fo:language="pt" fo:country="PT" officeooo:rsid="0016a213"/>
    </style:style>
    <style:style style:name="T20" style:family="text">
      <style:text-properties style:text-position="0% 100%" style:font-name="Liberation Serif1" fo:language="pt" fo:country="PT" officeooo:rsid="001c2d03"/>
    </style:style>
    <style:style style:name="T21" style:family="text">
      <style:text-properties style:text-position="sub 58%" style:font-name="Liberation Serif1" fo:language="pt" fo:country="PT" officeooo:rsid="0013c1df"/>
    </style:style>
    <style:style style:name="T22" style:family="text">
      <style:text-properties style:text-position="sub 58%" style:font-name="Liberation Serif1" fo:language="pt" fo:country="PT" officeooo:rsid="001ad039"/>
    </style:style>
    <style:style style:name="T23" style:family="text">
      <style:text-properties style:text-position="sub 58%" style:font-name="Liberation Serif1" fo:language="pt" fo:country="PT" officeooo:rsid="001c2d03"/>
    </style:style>
    <style:style style:name="T24" style:family="text">
      <style:text-properties style:text-position="sub 58%" officeooo:rsid="0013c1df"/>
    </style:style>
    <style:style style:name="T25" style:family="text">
      <style:text-properties fo:color="#ff3333" fo:font-weight="normal" style:font-weight-asian="normal" style:font-weight-complex="normal"/>
    </style:style>
    <style:style style:name="T26" style:family="text">
      <style:text-properties officeooo:rsid="0013c1df"/>
    </style:style>
    <style:style style:name="T27" style:family="text">
      <style:text-properties officeooo:rsid="0016a2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lo que eu entendi existem três modelos de feromônio, </text:p>
      <text:p text:style-name="P5"/>
      <text:p text:style-name="P5">1) Você atribui um valor para cada rótulo;</text:p>
      <text:p text:style-name="P5">2) ??</text:p>
      <text:p text:style-name="P5">3) Utiliza uma heurística do MVCA</text:p>
      <text:p text:style-name="P2"/>
      <text:p text:style-name="P7">(<text:span text:style-name="T25">Quando você escolher o modelo de feromônio, ele vai afetar nessa solução da construção?</text:span>)</text:p>
      <text:p text:style-name="P2">Para escolher qual dos rótulos v<text:span text:style-name="T9">ai ser</text:span> usa<text:span text:style-name="T9">do</text:span>:</text:p>
      <text:p text:style-name="P2"/>
      <text:p text:style-name="P3"><text:span text:style-name="T1">τ(L’, l)</text:span><text:span text:style-name="T5">α</text:span><text:span text:style-name="T1"> * η(L’, l)</text:span><text:span text:style-name="T5">β</text:span><text:span text:style-name="T1"> / </text:span><text:span text:style-name="T7">∑ </text:span><text:span text:style-name="T3">τ(L’, l)</text:span><text:span text:style-name="T6">α</text:span><text:span text:style-name="T3"> * η(L’, l)</text:span><text:span text:style-name="T6">β</text:span></text:p>
      <text:p text:style-name="P1"/>
      <text:p text:style-name="P3"><text:span text:style-name="T1">τ(L’, l) </text:span><text:span text:style-name="T2">→ </text:span></text:p>
      <text:p text:style-name="P1"/>
      <text:p text:style-name="P3"><text:span text:style-name="T1">η(L’, l) →</text:span><text:span text:style-name="T2"> </text:span></text:p>
      <text:p text:style-name="P3"><text:span text:style-name="T2"/></text:p>
      <text:p text:style-name="P4"><text:span text:style-name="T2">α → </text:span></text:p>
      <text:p text:style-name="P4"><text:span text:style-name="T2"/></text:p>
      <text:p text:style-name="P4"><text:span text:style-name="T4">β → </text:span></text:p>
      <text:p text:style-name="P1"/>
      <text:p text:style-name="P16">Atualização do feromônio</text:p>
      <text:p text:style-name="P13"/>
      <text:p text:style-name="P14">Atualização = evaporação + deposição</text:p>
      <text:p text:style-name="P14"/>
      <text:p text:style-name="P15">Evaporação</text:p>
      <text:p text:style-name="P8">τ<text:span text:style-name="T24">i</text:span><text:span text:style-name="T26"> = </text:span><text:span text:style-name="T11">(1 – ρ’) - </text:span><text:span text:style-name="T10">τ</text:span><text:span text:style-name="T21">i</text:span></text:p>
      <text:p text:style-name="P7"/>
      <text:p text:style-name="P14">i → todos os elementos do vetor ou matriz de feromônios</text:p>
      <text:p text:style-name="P14"/>
      <text:p text:style-name="P10"><text:span text:style-name="T11">ρ’ </text:span><text:span text:style-name="T12">= </text:span><text:span text:style-name="T11">ρ / </text:span><text:span text:style-name="T12">L </text:span><text:span text:style-name="T13">(em </text:span><text:span text:style-name="T11">ρ’ é </text:span><text:span text:style-name="T13">usado no modelo </text:span><text:span text:style-name="T14">2, e se for no modelo </text:span><text:span text:style-name="T13">1 e 3 </text:span><text:span text:style-name="T14">utiliza </text:span><text:span text:style-name="T11">ρ</text:span><text:span text:style-name="T13">)</text:span></text:p>
      <text:p text:style-name="P9"><text:span text:style-name="T13"/></text:p>
      <text:p text:style-name="P17"><text:span text:style-name="T13">ΔL’ é adicionado aos valores de feromônio correspondentes ao</text:span><text:span text:style-name="T15">s rótulos da solução L’</text:span></text:p>
      <text:p text:style-name="P17"><text:span text:style-name="T15"/></text:p>
      <text:p text:style-name="P11"><text:span text:style-name="T15">τ</text:span><text:span text:style-name="T22">l</text:span><text:span text:style-name="T17"> = </text:span><text:span text:style-name="T18">τ</text:span><text:span text:style-name="T22">l</text:span><text:span text:style-name="T17"> + </text:span><text:span text:style-name="T19">ΔL’ </text:span><text:span text:style-name="T17">(para o modelo 1)</text:span></text:p>
      <text:p text:style-name="P17"><text:span text:style-name="T15"/></text:p>
      <text:p text:style-name="P11"><text:span text:style-name="T15">τ</text:span><text:span text:style-name="T22">il</text:span><text:span text:style-name="T17"> = </text:span><text:span text:style-name="T18">τ</text:span><text:span text:style-name="T22">il</text:span><text:span text:style-name="T17"> + </text:span><text:span text:style-name="T19">ΔL’ </text:span><text:span text:style-name="T17">(para o modelo </text:span><text:span text:style-name="T20">3</text:span><text:span text:style-name="T17">)</text:span></text:p>
      <text:p text:style-name="P18"><text:span text:style-name="T15"/></text:p>
      <text:p text:style-name="P12"><text:span text:style-name="T15">τ</text:span><text:span text:style-name="T22">i</text:span><text:span text:style-name="T23">j</text:span><text:span text:style-name="T17"> = </text:span><text:span text:style-name="T18">τ</text:span><text:span text:style-name="T22">i</text:span><text:span text:style-name="T23">j</text:span><text:span text:style-name="T17"> + </text:span><text:span text:style-name="T19">ΔL’ </text:span><text:span text:style-name="T17">(para o modelo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20:11:38.372862294</meta:creation-date>
    <dc:date>2017-06-02T23:06:04.134565909</dc:date>
    <meta:editing-duration>PT1H12M58S</meta:editing-duration>
    <meta:editing-cycles>13</meta:editing-cycles>
    <meta:generator>LibreOffice/5.2.2.2$Linux_X86_64 LibreOffice_project/20m0$Build-2</meta:generator>
    <meta:document-statistic meta:table-count="0" meta:image-count="0" meta:object-count="0" meta:page-count="1" meta:paragraph-count="21" meta:word-count="157" meta:character-count="742" meta:non-whitespace-character-count="600"/>
  </office:meta>
</office:document-meta>
</file>